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9cm" table:align="left"/>
    </style:style>
    <style:style style:name="Tabla1.A" style:family="table-column">
      <style:table-column-properties style:column-width="8.433cm"/>
    </style:style>
    <style:style style:name="Tabla1.B" style:family="table-column">
      <style:table-column-properties style:column-width="8.4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184cm" table:align="left"/>
    </style:style>
    <style:style style:name="Tabla2.A" style:family="table-column">
      <style:table-column-properties style:column-width="8.565cm"/>
    </style:style>
    <style:style style:name="Tabla2.B" style:family="table-column">
      <style:table-column-properties style:column-width="8.61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rsid="000c1ac5" officeooo:paragraph-rsid="000c1ac5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T1" style:family="text">
      <style:text-properties officeooo:rsid="000c1ac5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A DE CONSTITUCIÓN DEL PROYECTO</text:h>
      <text:h text:style-name="P2" text:outline-level="2"><text:span text:style-name="Strong_20_Emphasis">Nombre del proyecto:</text:span></text:h>
      <text:p text:style-name="P5"><text:span text:style-name="Strong_20_Emphasis">IMPLEMENTACIÓN DE UNA APLICACIÓN WEB PARA MEJORAR LA </text:span><text:span text:style-name="Strong_20_Emphasis"><text:span text:style-name="T1">SALUD ALIMENTICIA.</text:span></text:span></text:p>
      <text:h text:style-name="P2" text:outline-level="2"><text:span text:style-name="Strong_20_Emphasis">Información del Proyecto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Nombre del proyecto</text:span></text:p>
          </table:table-cell>
          <table:table-cell table:style-name="Tabla1.A1" office:value-type="string">
            <text:p text:style-name="Table_20_Contents">IMPLEMENTACIÓN DE UNA APLICACIÓN WEB PARA MEJORAR LA <text:span text:style-name="T1">SALUD ALIMENTICIA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echa de elaboración</text:span></text:p>
          </table:table-cell>
          <table:table-cell table:style-name="Tabla1.A1" office:value-type="string">
            <text:p text:style-name="Table_20_Contents"><text:span text:style-name="T1">15</text:span>/<text:span text:style-name="T1">10</text:span>/20<text:span text:style-name="T1">21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liente</text:span></text:p>
          </table:table-cell>
          <table:table-cell table:style-name="Tabla1.A1" office:value-type="string">
            <text:p text:style-name="P4">CENTRO DE NUTRICIÓN 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atrocinador principal</text:span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Director del proyecto</text:span></text:p>
          </table:table-cell>
          <table:table-cell table:style-name="Tabla1.A1" office:value-type="string">
            <text:p text:style-name="P4">EQUIPO 3</text:p>
          </table:table-cell>
        </table:table-row>
      </table:table>
      <text:h text:style-name="P2" text:outline-level="2"><text:span text:style-name="Strong_20_Emphasis">1.- Propósito y Justificación del Proyecto</text:span></text:h>
      <text:p text:style-name="P5"><text:span text:style-name="Emphasis">El desarrollo de un sistema de gestión de </text:span><text:span text:style-name="Emphasis"><text:span text:style-name="T1">alimentos</text:span></text:span><text:span text:style-name="Emphasis"> es necesario para llevar el control y administración de los registros que se tiene dentro de la </text:span><text:span text:style-name="Emphasis"><text:span text:style-name="T1">alimentación</text:span></text:span><text:span text:style-name="Emphasis">. Teniendo en cuenta:</text:span></text:p>
      <text:list xml:id="list1708166821" text:style-name="L1">
        <text:list-item>
          <text:p text:style-name="P13"><text:span text:style-name="Emphasis">Una operación continua y uniforme.</text:span> </text:p>
        </text:list-item>
        <text:list-item>
          <text:p text:style-name="P13"><text:span text:style-name="Emphasis">Una mayor satisfacción del cliente para realizar una consulta.</text:span></text:p>
        </text:list-item>
        <text:list-item>
          <text:p text:style-name="P6"><text:span text:style-name="Emphasis">Un mejor control de a</text:span>limentos</text:p>
        </text:list-item>
      </text:list>
      <text:h text:style-name="P2" text:outline-level="2"><text:span text:style-name="Strong_20_Emphasis">2.- Descripción del Proyecto</text:span></text:h>
      <text:p text:style-name="P5">Desarrollar un interfaz amigable e intuitiva para una mayor facilidad en el manejo del sistema por parte de los usuarios y mejorar la gestión de los alimentos.</text:p>
      <text:h text:style-name="P2" text:outline-level="2"><text:span text:style-name="Strong_20_Emphasis">3.- Requerimientos de alto nivel</text:span></text:h>
      <text:list xml:id="list2056725999" text:style-name="L2">
        <text:list-item>
          <text:p text:style-name="P14"><text:span text:style-name="Emphasis">El sistema deberá efectuar búsqueda de producto, ya sea por código, nombre o descripción.</text:span> </text:p>
        </text:list-item>
        <text:list-item>
          <text:p text:style-name="P14"><text:span text:style-name="Emphasis">Gestionar el cumplimiento de las especificaciones técnicas aprobadas por el área de desarrollo.</text:span> </text:p>
        </text:list-item>
        <text:list-item>
          <text:p text:style-name="P14"><text:span text:style-name="Emphasis">El sistema deberá ser capaz de crear comprobantes de pacientes y revisarl</text:span>a.</text:p>
        </text:list-item>
        <text:list-item>
          <text:p text:style-name="P7"><text:span text:style-name="Emphasis">Gestionar el cumplimiento del plazo del tiempo establecido, a fin de evitar un resultado negativo en la entrega del aplicativo.</text:span> </text:p>
        </text:list-item>
      </text:list>
      <text:h text:style-name="P2" text:outline-level="2"><text:soft-page-break/><text:span text:style-name="Strong_20_Emphasis">4.- Riesgos principales</text:span></text:h>
      <text:list xml:id="list3580860984" text:style-name="L3">
        <text:list-item>
          <text:p text:style-name="P15"><text:span text:style-name="Emphasis">Demora en el proceso de Adquisición.</text:span> </text:p>
        </text:list-item>
        <text:list-item>
          <text:p text:style-name="P15"><text:span text:style-name="Emphasis">Demora en la construcción del aplicativo del proveedor de la programación.</text:span> </text:p>
        </text:list-item>
        <text:list-item>
          <text:p text:style-name="P15"><text:span text:style-name="Emphasis">Problemas de financiamiento del Patrocinador (Alta Dirección).</text:span> </text:p>
        </text:list-item>
        <text:list-item>
          <text:p text:style-name="P8"><text:span text:style-name="Emphasis">Problemas en la capacitación del personal.</text:span> </text:p>
        </text:list-item>
      </text:list>
      <text:h text:style-name="P2" text:outline-level="2"><text:span text:style-name="Strong_20_Emphasis">5.- Objetivos</text:span></text:h>
      <text:list xml:id="list2660464086" text:style-name="L4">
        <text:list-item>
          <text:p text:style-name="P16"><text:span text:style-name="Emphasis">Realizar el análisis de requerimientos.</text:span> </text:p>
        </text:list-item>
        <text:list-item>
          <text:p text:style-name="P16"><text:span text:style-name="Emphasis">Seleccionar herramientas adecuada. </text:span></text:p>
        </text:list-item>
        <text:list-item>
          <text:p text:style-name="P16"><text:span text:style-name="Emphasis">Realizar análisis de plataforma. </text:span></text:p>
        </text:list-item>
        <text:list-item>
          <text:p text:style-name="P9"><text:span text:style-name="Emphasis">Diseñar la plataforma.</text:span> </text:p>
        </text:list-item>
      </text:list>
      <text:h text:style-name="P1" text:outline-level="1"><text:span text:style-name="Strong_20_Emphasis">6.- Listado de hitos</text:span></text:h>
      <text:list xml:id="list3548258903" text:style-name="L5">
        <text:list-item>
          <text:p text:style-name="P17"><text:span text:style-name="Emphasis">Aprobación del documento de arquitectura.</text:span> </text:p>
        </text:list-item>
        <text:list-item>
          <text:p text:style-name="P17"><text:span text:style-name="Emphasis">El inicio de la etapa de implementación debe darse, a más tardar, un mes y medio después de haber iniciado el proyecto.</text:span> </text:p>
        </text:list-item>
        <text:list-item>
          <text:p text:style-name="P17"><text:span text:style-name="Emphasis">El personal que trabajará en la operación de estos equipos, debe estar 100% capacitados, una semana antes del inicio de la operación de este sistema.</text:span> </text:p>
        </text:list-item>
        <text:list-item>
          <text:p text:style-name="P10"><text:span text:style-name="Emphasis">La fase de implementación y arranque del Sistema, durará 1 mes, tiempo que corresponde al periodo de parada de planta.</text:span> </text:p>
        </text:list-item>
      </text:list>
      <text:h text:style-name="P2" text:outline-level="2"><text:span text:style-name="Strong_20_Emphasis">7.- Presupuesto estimado</text:span></text:h>
      <text:p text:style-name="P5"><text:span text:style-name="Emphasis">Para el proyecto se estima un costo de implementación de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trong_20_Emphasis"><text:span text:style-name="Emphasis">Nombre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Costo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Humanos</text:span></text:p>
          </table:table-cell>
          <table:table-cell table:style-name="Tabla2.A1" office:value-type="string">
            <text:p text:style-name="Table_20_Contents"><text:span text:style-name="Emphasis">S/. 7 30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Hardware</text:span></text:p>
          </table:table-cell>
          <table:table-cell table:style-name="Tabla2.A1" office:value-type="string">
            <text:p text:style-name="Table_20_Contents"><text:span text:style-name="Emphasis">S/.4 86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Software</text:span></text:p>
          </table:table-cell>
          <table:table-cell table:style-name="Tabla2.A1" office:value-type="string">
            <text:p text:style-name="Table_20_Contents"><text:span text:style-name="Emphasis">S/.1 200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Emphasis">Total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S/.13 360</text:span></text:span></text:p>
          </table:table-cell>
        </table:table-row>
      </table:table>
      <text:h text:style-name="P2" text:outline-level="2"><text:span text:style-name="Strong_20_Emphasis">8.- Lista de Interesados</text:span></text:h>
      <text:list xml:id="list1349948962" text:style-name="L6">
        <text:list-item>
          <text:p text:style-name="P18"><text:span text:style-name="Emphasis">Alta dirección.</text:span> </text:p>
        </text:list-item>
        <text:list-item>
          <text:p text:style-name="P11"><text:span text:style-name="Emphasis">Equipo del proyecto.</text:span> </text:p>
        </text:list-item>
      </text:list>
      <text:h text:style-name="P2" text:outline-level="2"><text:span text:style-name="Strong_20_Emphasis">9.- Factores críticos del éxito del proyecto </text:span></text:h>
      <text:list xml:id="list2175220163" text:style-name="L7">
        <text:list-item>
          <text:p text:style-name="P19"><text:span text:style-name="Emphasis">Proceso de adquisición de equipamiento y software dentro de los plazos establecidos y las características requeridas.</text:span> </text:p>
        </text:list-item>
        <text:list-item>
          <text:p text:style-name="P12"><text:span text:style-name="Emphasis">Personal capacitado para la operación de estos equipos.</text:span> </text:p>
        </text:list-item>
      </text:list>
      <text:h text:style-name="P2" text:outline-level="2"><text:soft-page-break/><text:span text:style-name="Strong_20_Emphasis">10.- Criterios de aprobación</text:span></text:h>
      <text:p text:style-name="P5"><text:span text:style-name="Emphasis">El acta de entrega del proyecto debe estar firmada por el Director del Proyecto y contar con la validación y aprobación del área de desarrollo. Asimismo, se debe contar con un informe de pruebas y un manual de usuario que permita el fácil uso de la aplicación.</text:span></text:p>
      <text:h text:style-name="P2" text:outline-level="2"><text:span text:style-name="Strong_20_Emphasis">11- Aprobaciones</text:span></text:h>
      <text:p text:style-name="P5">___________________________________________________________</text:p>
      <text:p text:style-name="P5"><draw:frame draw:style-name="fr1" draw:name="inline-ad-0" text:anchor-type="paragraph" svg:width="16.404cm" draw:z-index="0"><draw:text-box fo:min-height="0.041cm"><text:p text:style-name="Text_20_body"/></draw:text-box></draw:frame>Firma del Director del Proyecto                            Firma del Patrocinador</text:p>
      <text:p text:style-name="P5">____________________________________________________________</text:p>
      <text:p text:style-name="P5">Nombre Director del Proyecto                               Nombre del Patrocinado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0:28:24.441946263</meta:creation-date>
    <dc:date>2021-10-25T11:03:14.464169590</dc:date>
    <meta:editing-duration>PT4M19S</meta:editing-duration>
    <meta:editing-cycles>2</meta:editing-cycles>
    <meta:generator>LibreOffice/6.4.4.2$Linux_X86_64 LibreOffice_project/40$Build-2</meta:generator>
    <meta:document-statistic meta:table-count="2" meta:image-count="0" meta:object-count="0" meta:page-count="3" meta:paragraph-count="65" meta:word-count="491" meta:character-count="3214" meta:non-whitespace-character-count="2732"/>
  </office:meta>
</office:document-meta>
</file>